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emplateVariables.MapTemplateVariables( Map &lt; String , ? &gt;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ArgsTemplateVariables.VarArgsTemplateVariables( Object ... uriVariabl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.UriComponents( @ Nullable String scheme , @ Nullable String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TemplateVariables.getValue( @ Nullable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.expandUriComponent( @ Nullable String source , UriTemplateVariables uriVariables , @ Nullable UnaryOperator &lt; String &gt; enco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riComponents.expand( UriTemplateVariables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.getVariableName( String 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.getVariableValueAsString( @ Nullable Object variabl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.expand( Map &lt; String , ? &gt;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.expand( Object ... uriVariabl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.ge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ArgsTemplateVariables.getValue( @ Nullable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.sanitizeSource( String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iComponents.expandUriComponent( @ Nullable String source , UriTemplateVariables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Componen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